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NewRomanPS-BoldMT" svg:font-family="TimesNewRomanPS-BoldMT" style:font-family-generic="roman"/>
    <style:font-face style:name="HG Mincho Light J" svg:font-family="'HG Mincho Light J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Heading_20_4" style:master-page-name="Standard"/>
    <style:style style:name="P2" style:family="paragraph" style:parent-style-name="Standard">
      <style:text-properties fo:color="#000000" style:font-name="Arial" style:text-underline-style="solid" style:text-underline-width="auto" style:text-underline-color="font-color" fo:font-weight="bold" style:font-weight-asian="bold" style:font-name-complex="Arial"/>
    </style:style>
    <style:style style:name="P3" style:family="paragraph" style:parent-style-name="Standard">
      <style:text-properties fo:color="#000000" style:font-name="Arial" fo:font-size="11pt" style:font-size-asian="11pt" style:font-name-complex="Arial"/>
    </style:style>
    <style:style style:name="P4" style:family="paragraph" style:parent-style-name="Standard">
      <style:paragraph-properties style:text-autospace="none"/>
      <style:text-properties style:font-name="Arial" fo:font-size="11pt" fo:language="en" fo:country="GB" style:font-size-asian="11pt" style:font-name-complex="Arial" style:font-size-complex="24pt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style:font-name="Arial" fo:font-size="11pt" fo:language="en" fo:country="GB" fo:font-style="italic" style:font-size-asian="11pt" style:font-style-asian="italic" style:font-name-complex="Arial" style:font-size-complex="24pt"/>
    </style:style>
    <style:style style:name="P7" style:family="paragraph" style:parent-style-name="Standard">
      <style:paragraph-properties style:text-autospace="none"/>
      <style:text-properties style:font-name="Arial" fo:font-size="11pt" style:font-size-asian="11pt" style:font-name-complex="Arial" style:font-size-complex="24pt"/>
    </style:style>
    <style:style style:name="P8" style:family="paragraph" style:parent-style-name="Standard">
      <style:paragraph-properties style:text-autospace="none"/>
      <style:text-properties style:font-name="Arial" fo:font-size="11pt" fo:font-style="italic" style:font-size-asian="11pt" style:font-style-asian="italic" style:font-name-complex="Arial" style:font-size-complex="24pt"/>
    </style:style>
    <style:style style:name="P9" style:family="paragraph" style:parent-style-name="Standard">
      <style:paragraph-properties style:text-autospace="none"/>
      <style:text-properties style:font-name="Arial" fo:font-size="11pt" fo:language="es" fo:country="ES" style:font-size-asian="11pt" style:font-name-complex="Arial" style:font-size-complex="24pt"/>
    </style:style>
    <style:style style:name="P10" style:family="paragraph" style:parent-style-name="Standard">
      <style:paragraph-properties style:text-autospace="none"/>
      <style:text-properties style:font-name="Arial" fo:font-size="11pt" fo:language="es" fo:country="ES" fo:font-style="italic" style:font-size-asian="11pt" style:font-style-asian="italic" style:font-name-complex="Arial" style:font-size-complex="24pt"/>
    </style:style>
    <style:style style:name="P11" style:family="paragraph" style:parent-style-name="Standard">
      <style:paragraph-properties style:text-autospace="none"/>
      <style:text-properties style:font-name="Arial" fo:font-size="11pt" fo:language="en" fo:country="GB" fo:font-style="italic" style:font-size-asian="11pt" style:font-style-asian="italic" style:font-name-complex="Arial" style:font-size-complex="11pt"/>
    </style:style>
    <style:style style:name="P12" style:family="paragraph" style:parent-style-name="Standard">
      <style:paragraph-properties fo:margin-left="1.249cm" fo:margin-right="0cm" fo:text-indent="0cm" style:auto-text-indent="false" style:text-autospace="none"/>
    </style:style>
    <style:style style:name="P13" style:family="paragraph" style:parent-style-name="Standard">
      <style:paragraph-properties fo:margin-left="1.249cm" fo:margin-right="0cm" fo:text-indent="0cm" style:auto-text-indent="false" style:text-autospace="none"/>
      <style:text-properties style:font-name="Arial" fo:font-size="11pt" fo:language="en" fo:country="GB" fo:font-style="italic" style:font-size-asian="11pt" style:font-style-asian="italic" style:font-name-complex="Arial" style:font-size-complex="24pt"/>
    </style:style>
    <style:style style:name="P14" style:family="paragraph" style:parent-style-name="Standard">
      <style:paragraph-properties style:text-autospace="none"/>
      <style:text-properties style:font-name="Arial" fo:font-size="11pt" fo:language="en" fo:country="GB" style:font-size-asian="11pt" style:font-name-complex="Arial"/>
    </style:style>
    <style:style style:name="P15" style:family="paragraph" style:parent-style-name="Standard">
      <style:text-properties style:font-name="Arial" fo:font-size="11pt" fo:language="en" fo:country="GB" style:font-size-asian="11pt" style:font-name-complex="Arial"/>
    </style:style>
    <style:style style:name="P16" style:family="paragraph" style:parent-style-name="Standard">
      <style:text-properties fo:language="en" fo:country="GB"/>
    </style:style>
    <style:style style:name="T1" style:family="text">
      <style:text-properties fo:color="#000000" style:font-name="Arial" style:text-underline-style="solid" style:text-underline-width="auto" style:text-underline-color="font-color" style:font-name-complex="Arial"/>
    </style:style>
    <style:style style:name="T2" style:family="text">
      <style:text-properties fo:color="#ff6600" style:font-name="Arial" fo:font-size="10pt" fo:font-weight="normal" style:font-size-asian="10pt" style:font-weight-asian="normal" style:font-name-complex="Arial" style:font-size-complex="10pt"/>
    </style:style>
    <style:style style:name="T3" style:family="text">
      <style:text-properties style:font-name="Arial" fo:font-size="11pt" fo:language="en" fo:country="GB" style:font-size-asian="11pt" style:font-name-complex="Arial" style:font-size-complex="24pt"/>
    </style:style>
    <style:style style:name="T4" style:family="text">
      <style:text-properties style:font-name="Arial" fo:font-size="11pt" fo:language="en" fo:country="GB" fo:font-style="italic" style:font-size-asian="11pt" style:font-style-asian="italic" style:font-name-complex="Arial" style:font-size-complex="24pt"/>
    </style:style>
    <style:style style:name="T5" style:family="text">
      <style:text-properties style:text-position="sub 58%" style:font-name="Arial" fo:font-size="11pt" fo:language="en" fo:country="GB" fo:font-style="italic" style:font-size-asian="11pt" style:font-style-asian="italic" style:font-name-complex="Arial" style:font-size-complex="11pt"/>
    </style:style>
    <style:style style:name="T6" style:family="text">
      <style:text-properties style:font-name="Arial" fo:font-size="11pt" style:font-size-asian="11pt" style:font-name-complex="Arial" style:font-size-complex="24pt"/>
    </style:style>
    <style:style style:name="T7" style:family="text">
      <style:text-properties style:font-name="Arial" fo:font-size="11pt" fo:font-style="italic" style:font-size-asian="11pt" style:font-style-asian="italic" style:font-name-complex="Arial" style:font-size-complex="24pt"/>
    </style:style>
    <style:style style:name="T8" style:family="text">
      <style:text-properties style:text-position="sub 58%" style:font-name="Arial" fo:font-size="11pt" fo:font-style="italic" style:font-size-asian="11pt" style:font-style-asian="italic" style:font-name-complex="Arial" style:font-size-complex="11pt"/>
    </style:style>
    <style:style style:name="T9" style:family="text">
      <style:text-properties style:font-name="Arial" fo:font-size="11pt" fo:language="es" fo:country="ES" style:font-size-asian="11pt" style:font-name-complex="Arial" style:font-size-complex="24pt"/>
    </style:style>
    <style:style style:name="T10" style:family="text">
      <style:text-properties style:font-name="Arial" fo:font-size="11pt" fo:language="es" fo:country="ES" fo:font-style="italic" style:font-size-asian="11pt" style:font-style-asian="italic" style:font-name-complex="Arial" style:font-size-complex="24pt"/>
    </style:style>
    <style:style style:name="T11" style:family="text">
      <style:text-properties style:font-name="Arial" fo:font-size="11pt" fo:font-style="italic" style:font-size-asian="11pt" style:font-style-asian="italic" style:font-name-complex="Arial" style:font-size-complex="11pt"/>
    </style:style>
    <style:style style:name="T12" style:family="text">
      <style:text-properties style:font-name="Arial" fo:font-size="11pt" fo:language="en" fo:country="GB" fo:font-style="italic" style:font-size-asian="11pt" style:font-style-asian="italic" style:font-name-complex="Arial" style:font-size-complex="11pt"/>
    </style:style>
    <style:style style:name="T13" style:family="text">
      <style:text-properties style:font-name="Arial" fo:font-size="11pt" fo:language="en" fo:country="GB" fo:font-style="italic" style:font-size-asian="11pt" style:font-style-asian="italic" style:font-name-complex="Arial"/>
    </style:style>
    <style:style style:name="T14" style:family="text">
      <style:text-properties fo:color="#ffffff" style:font-name="TimesNewRomanPS-BoldMT" fo:font-size="14pt" fo:language="en" fo:country="GB" fo:font-weight="bold" style:font-size-asian="14pt" style:font-weight-asian="bold" style:font-name-complex="TimesNewRomanPS-BoldMT" style:font-size-complex="14pt" style:font-weight-complex="bold"/>
    </style:style>
    <style:style style:name="T15" style:family="text">
      <style:text-properties style:font-name="Arial" fo:font-size="11pt" fo:language="en" fo:country="GB" style:font-size-asian="11pt" style:font-name-complex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abla de símbolos</text:span><text:span text:style-name="T2"> fixme! aquí sólo incluyo lo relativo a la especificación (gramática)!</text:span></text:p>
      <text:p text:style-name="P2"/>
      <text:p text:style-name="P3">A continuación presentamos la gramática incontextual de nuestro lenguaje con la construcción de la tabla de símbolos:</text:p>
      <text:p text:style-name="P3"/>
      <text:p text:style-name="P4">Prog ::= Decs { Is }</text:p>
      <text:p text:style-name="P5"><text:span text:style-name="T3"><text:tab/></text:span><text:span text:style-name="T4">Is.ts</text:span><text:span text:style-name="T5">h </text:span><text:span text:style-name="T4">= Decs.ts </text:span></text:p>
      <text:p text:style-name="P6"/>
      <text:p text:style-name="P7">Decs ::= Dec</text:p>
      <text:p text:style-name="P5"><text:span text:style-name="T6"><text:tab/></text:span><text:span text:style-name="T7">Decs.ts = añadeID (creaTS(), Dec.id,&lt;dir.0, Dec.tipo&gt;)</text:span></text:p>
      <text:p text:style-name="P8"/>
      <text:p text:style-name="P7">Decs::= Decs ; Dec</text:p>
      <text:p text:style-name="P5"><text:span text:style-name="T6"><text:tab/></text:span><text:span text:style-name="T7">Decs</text:span><text:span text:style-name="T8">0</text:span><text:span text:style-name="T7">.ts = añadeID (Decs</text:span><text:span text:style-name="T8">1</text:span><text:span text:style-name="T7">.ts, Dec.id, &lt;dir:Decs</text:span><text:span text:style-name="T8">1</text:span><text:span text:style-name="T7">.dir+1, Dec.tipo&gt;)</text:span></text:p>
      <text:p text:style-name="P8"/>
      <text:p text:style-name="P9">Dec ::= Tipo iden</text:p>
      <text:p text:style-name="P5"><text:span text:style-name="T9"><text:tab/></text:span><text:span text:style-name="T7">Dec.tipo = Tipo.tipo</text:span></text:p>
      <text:p text:style-name="P8"/>
      <text:p text:style-name="P9">Tipo ::= int </text:p>
      <text:p text:style-name="P5"><text:span text:style-name="T9"><text:tab/></text:span><text:span text:style-name="T10">Tipo.tipo = int</text:span></text:p>
      <text:p text:style-name="P10"/>
      <text:p text:style-name="P7">Tipo ::= bool</text:p>
      <text:p text:style-name="P5"><text:span text:style-name="T11"><text:tab/></text:span><text:span text:style-name="T12">Tipo.tipo = bool</text:span></text:p>
      <text:p text:style-name="P11"/>
      <text:p text:style-name="P4">Is ::= I <text:s/></text:p>
      <text:p text:style-name="P5"><text:span text:style-name="T3"><text:tab/></text:span><text:span text:style-name="T4">I.ts</text:span><text:span text:style-name="T5">h </text:span><text:span text:style-name="T12">= Is.ts</text:span><text:span text:style-name="T5">h</text:span></text:p>
      <text:p text:style-name="P6"/>
      <text:p text:style-name="P4">Is::= <text:s/>Is ; I</text:p>
      <text:p text:style-name="P5"><text:span text:style-name="T3"><text:tab/></text:span><text:span text:style-name="T4">Is</text:span><text:span text:style-name="T5">1</text:span><text:span text:style-name="T4">.t</text:span><text:span text:style-name="T12">s</text:span><text:span text:style-name="T5">h</text:span><text:span text:style-name="T4"> = I.ts</text:span><text:span text:style-name="T5">h</text:span><text:span text:style-name="T4"> = Is</text:span><text:span text:style-name="T5">0</text:span><text:span text:style-name="T4">.ts</text:span><text:span text:style-name="T5">h</text:span></text:p>
      <text:p text:style-name="P6"/>
      <text:p text:style-name="P4">I ::= Iasig </text:p>
      <text:p text:style-name="P5"><text:span text:style-name="T3"><text:tab/></text:span><text:span text:style-name="T13">IAsig.ts</text:span><text:span text:style-name="T5">h</text:span><text:span text:style-name="T13"> = I.ts</text:span><text:span text:style-name="T5">h</text:span></text:p>
      <text:p text:style-name="P4"/>
      <text:p text:style-name="P4">IAsig ::= iden = ExpOr</text:p>
      <text:p text:style-name="P5"><text:span text:style-name="T14">12<text:tab/></text:span><text:span text:style-name="T13">Exp.ts</text:span><text:span text:style-name="T5">h</text:span><text:span text:style-name="T13"> = IAsig.ts</text:span><text:span text:style-name="T5">h</text:span></text:p>
      <text:p text:style-name="P4"/>
      <text:p text:style-name="P4">ExpOr ::= ExpOr OpOr ExpAnd </text:p>
      <text:p text:style-name="P5"><text:span text:style-name="T3"><text:tab/></text:span><text:span text:style-name="T4">ExpOr</text:span><text:span text:style-name="T5">1</text:span><text:span text:style-name="T4">.ts</text:span><text:span text:style-name="T5">h </text:span><text:span text:style-name="T4">= ExpAnd.ts</text:span><text:span text:style-name="T5">h </text:span><text:span text:style-name="T4">= ExpOr</text:span><text:span text:style-name="T5">0</text:span><text:span text:style-name="T4">.ts</text:span><text:span text:style-name="T5">h</text:span></text:p>
      <text:p text:style-name="P6"/>
      <text:p text:style-name="P5"><text:span text:style-name="T3">ExpOr ::= ExpAnd</text:span></text:p>
      <text:p text:style-name="P5"><text:span text:style-name="T3"><text:tab/></text:span><text:span text:style-name="T4">ExpAnd.ts</text:span><text:span text:style-name="T5">h </text:span><text:span text:style-name="T4">= ExpOr.ts</text:span><text:span text:style-name="T5">h</text:span></text:p>
      <text:p text:style-name="P6"/>
      <text:p text:style-name="P5"><text:span text:style-name="T3">ExpAnd ::= ExpAnd OpAnd ExpRel</text:span></text:p>
      <text:p text:style-name="P5"><text:span text:style-name="T3"><text:tab/></text:span><text:span text:style-name="T4">ExpAnd</text:span><text:span text:style-name="T5">1</text:span><text:span text:style-name="T4">.ts</text:span><text:span text:style-name="T5">h </text:span><text:span text:style-name="T4">= ExpRel.ts</text:span><text:span text:style-name="T5">h </text:span><text:span text:style-name="T4">= ExpAnd</text:span><text:span text:style-name="T5">0</text:span><text:span text:style-name="T4">.ts</text:span><text:span text:style-name="T5">h</text:span><text:span text:style-name="T3"> </text:span></text:p>
      <text:p text:style-name="P4"/>
      <text:p text:style-name="P5"><text:span text:style-name="T3">ExpAnd ::= ExpRel</text:span></text:p>
      <text:p text:style-name="P5"><text:span text:style-name="T3"><text:tab/></text:span><text:span text:style-name="T4">ExpRel .ts</text:span><text:span text:style-name="T5">h </text:span><text:span text:style-name="T4">= ExpAnd.ts</text:span><text:span text:style-name="T5">h</text:span></text:p>
      <text:p text:style-name="P6"/>
      <text:p text:style-name="P5"><text:span text:style-name="T3">ExpRel ::= ExpAd OpRel ExpAd</text:span></text:p>
      <text:p text:style-name="P12"><text:span text:style-name="T4">ExpAd</text:span><text:span text:style-name="T5">0</text:span><text:span text:style-name="T4">.ts</text:span><text:span text:style-name="T5">h</text:span><text:span text:style-name="T4"> = ExpAd</text:span><text:span text:style-name="T5">1</text:span><text:span text:style-name="T4">.ts</text:span><text:span text:style-name="T5">h</text:span><text:span text:style-name="T4"> = ExpRel.ts</text:span><text:span text:style-name="T5">h</text:span></text:p>
      <text:p text:style-name="P13"/>
      <text:p text:style-name="P5"><text:span text:style-name="T3">ExpRel ::= ExpAd</text:span></text:p>
      <text:p text:style-name="P5"><text:span text:style-name="T3"><text:tab/></text:span><text:span text:style-name="T4">ExpAd .ts</text:span><text:span text:style-name="T5">h</text:span><text:span text:style-name="T4"> = ExpRel.ts</text:span><text:span text:style-name="T5">h</text:span><text:span text:style-name="T4"> </text:span></text:p>
      <text:p text:style-name="P6"/>
      <text:p text:style-name="P14">ExpAd ::= ExpAd OpAd ExpMul</text:p>
      <text:p text:style-name="P5"><text:span text:style-name="T15"><text:tab/></text:span><text:span text:style-name="T13">ExpAd</text:span><text:span text:style-name="T5">1</text:span><text:span text:style-name="T13">.ts</text:span><text:span text:style-name="T5">h </text:span><text:span text:style-name="T13">= ExpMul.ts</text:span><text:span text:style-name="T5">h </text:span><text:span text:style-name="T13">= ExpAd</text:span><text:span text:style-name="T5">0</text:span><text:span text:style-name="T13">.ts</text:span><text:span text:style-name="T5">h</text:span></text:p>
      <text:p text:style-name="P14"/>
      <text:p text:style-name="P14">ExpAd ::= ExpMul</text:p>
      <text:p text:style-name="P5"><text:span text:style-name="T15"><text:tab/></text:span><text:span text:style-name="T13">ExpMul.ts</text:span><text:span text:style-name="T5">h </text:span><text:span text:style-name="T13">= ExpAd.ts</text:span><text:span text:style-name="T5">h</text:span></text:p>
      <text:p text:style-name="P14"/>
      <text:p text:style-name="P14">ExpMul ::= ExpMul OpMul Fact</text:p>
      <text:p text:style-name="P5"><text:span text:style-name="T15"><text:tab/></text:span><text:span text:style-name="T13">ExpMul</text:span><text:span text:style-name="T5">1</text:span><text:span text:style-name="T13">.ts</text:span><text:span text:style-name="T5">h </text:span><text:span text:style-name="T13">= Fact.ts</text:span><text:span text:style-name="T5">h </text:span><text:span text:style-name="T13">= ExpMul</text:span><text:span text:style-name="T5">0</text:span><text:span text:style-name="T13">.ts</text:span><text:span text:style-name="T5">h</text:span></text:p>
      <text:p text:style-name="P14"/>
      <text:p text:style-name="P14">ExpMul ::= Fact</text:p>
      <text:p text:style-name="P5"><text:span text:style-name="T15"><text:tab/></text:span><text:span text:style-name="T13">Fact.ts</text:span><text:span text:style-name="T5">h </text:span><text:span text:style-name="T13">= ExpMul.ts</text:span><text:span text:style-name="T5">h</text:span></text:p>
      <text:p text:style-name="P15"/>
      <text:p text:style-name="Standard"><text:span text:style-name="T15">Fact ::=</text:span><text:span text:style-name="T3"> </text:span><text:span text:style-name="T15">( ExpOr ) </text:span></text:p>
      <text:p text:style-name="Standard"><text:span text:style-name="T15"><text:tab/></text:span><text:span text:style-name="T13">ExpOr.ts</text:span><text:span text:style-name="T5">h </text:span><text:span text:style-name="T13">= Fact.ts</text:span><text:span text:style-name="T5">h</text:span></text:p>
      <text:p text:style-name="P15"/>
      <text:p text:style-name="P15">Fact ::= <text:s/>opUnario Fact </text:p>
      <text:p text:style-name="Standard"><text:span text:style-name="T15"><text:tab/></text:span><text:span text:style-name="T13">Fact</text:span><text:span text:style-name="T5">1</text:span><text:span text:style-name="T13">.ts</text:span><text:span text:style-name="T5">h</text:span><text:span text:style-name="T13"> = Fact</text:span><text:span text:style-name="T5">0</text:span><text:span text:style-name="T13">.ts</text:span><text:span text:style-name="T5">h</text:span></text:p>
      <text:p text:style-name="P14"/>
      <text:p text:style-name="P14">Fact ::= <text:s text:c="2"/>true | false </text:p>
      <text:p text:style-name="P14"/>
      <text:p text:style-name="P14">Fact ::= entero </text:p>
      <text:p text:style-name="P14"/>
      <text:p text:style-name="Standard"><text:span text:style-name="T15">Fact ::=</text:span><text:span text:style-name="T3"> iden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NewRomanPS-BoldMT" svg:font-family="TimesNewRomanPS-BoldMT" style:font-family-generic="roman"/>
    <style:font-face style:name="HG Mincho Light J" svg:font-family="'HG Mincho Light J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Nimbus Roman No9 L" fo:font-size="12pt" fo:language="es" fo:country="ES" style:font-name-asian="Nimbus Sans L1" style:font-size-asian="12pt" style:language-asian="none" style:country-asian="none" style:font-name-complex="Nimbus Sans 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HG Mincho Light J" style:font-size-asian="14pt" style:font-name-complex="Nimbus Sans L1" style:font-size-complex="14pt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initial-creator>PROPIETARIO</meta:initial-creator>
    <meta:creation-date>2006-11-20T00:40:00</meta:creation-date>
    <dc:creator>PROPIETARIO</dc:creator>
    <dc:date>2006-11-20T00:51:00</dc:date>
    <dc:language>es-ES</dc:language>
    <meta:editing-cycles>3</meta:editing-cycles>
    <meta:editing-duration>PT8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9" meta:word-count="178" meta:character-count="1295"/>
  </office:meta>
</office:document-meta>
</file>